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)" office:value-type="float" office:value="113400">
            <text:p>113400</text:p>
          </table:table-cell>
          <table:table-cell table:formula="of:=SUM([.H4];[.H34];[.H63];[.H95];[.H128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)" office:value-type="float" office:value="70600">
            <text:p>70600</text:p>
          </table:table-cell>
          <table:table-cell table:formula="of:=SUM([.H5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42800">
            <text:p>42800</text:p>
          </table:table-cell>
          <table:table-cell table:formula="of:=SUM([.H6];[.H36];[.H65];[.H97];[.H130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3410.30538302277">
            <text:p>3410.3053830228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3413.71447393187">
            <text:p>3413.7144739319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1511.34057971014">
            <text:p>1511.3405797102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3377.40495012234">
            <text:p>3377.4049501224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3409.5478072652">
            <text:p>3409.5478072652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775.983436853002">
            <text:p>775.983436853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3440.34490871447">
            <text:p>3440.3449087145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6028.97656691135">
            <text:p>6028.9765669114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3801.21447393187">
            <text:p>3801.2144739319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3029.5478072652">
            <text:p>3029.5478072652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1167.65010351967">
            <text:p>1167.650103519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3377.40495012234">
            <text:p>3377.4049501224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3409.5478072652">
            <text:p>3409.5478072652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3801.21447393187">
            <text:p>3801.2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3386.92875964615">
            <text:p>3386.92875964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40800">
            <text:p>4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5:.F35])" office:value-type="float" office:value="42400">
            <text:p>424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61];[.C61];[.E61];[.F61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61:.E61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4" office:value-type="float" office:value="350">
            <text:p>350</text:p>
          </table:table-cell>
          <table:table-cell table:formula="of:=[.F35]/21" office:value-type="float" office:value="414.285714285714">
            <text:p>414.2857142857</text:p>
          </table:table-cell>
          <table:table-cell/>
          <table:table-cell table:style-name="ce2" table:formula="of:=SUM([.H36:.H60])" office:value-type="float" office:value="42400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number-columns-repeated="3"/>
          <table:table-cell table:style-name="ce2" table:formula="of:=SUM([.B64:.F64])" office:value-type="float" office:value="17000">
            <text:p>170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F90])" office:value-type="float" office:value="352.173913043478">
            <text:p>352.173913043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F90])" office:value-type="float" office:value="352.173913043478">
            <text:p>352.173913043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90:.F90])" office:value-type="float" office:value="775.983436853002">
            <text:p>775.983436853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90:.F90])" office:value-type="float" office:value="775.983436853002">
            <text:p>775.983436853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90];[.C90];[.E90];[.F90])" office:value-type="float" office:value="775.983436853002">
            <text:p>775.983436853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Gena</text:p>
          </table:table-cell>
          <table:table-cell/>
          <table:table-cell table:formula="of:=SUM([.B90:.E90])" office:value-type="float" office:value="775.983436853002">
            <text:p>775.983436853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table:number-columns-repeated="2"/>
          <table:table-cell office:value-type="string">
            <text:p>-Ani</text:p>
          </table:table-cell>
          <table:table-cell/>
          <table:table-cell table:formula="of:=SUM([.B90:.F90])" office:value-type="float" office:value="775.983436853002">
            <text:p>775.983436853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E90])" office:value-type="float" office:value="775.983436853002">
            <text:p>775.983436853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E90])" office:value-type="float" office:value="352.173913043478">
            <text:p>352.1739130435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775.983436853002">
            <text:p>775.983436853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90:.F90])" office:value-type="float" office:value="775.983436853002">
            <text:p>775.983436853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>
            <text:p>423.8095238095</text:p>
          </table:table-cell>
          <table:table-cell table:formula="of:=[.C64]/23" office:value-type="float" office:value="352.173913043478">
            <text:p>352.1739130435</text:p>
          </table:table-cell>
          <table:table-cell table:formula="of:=[.D64]/23" office:value-type="float" office:value="0">
            <text:p>0</text:p>
          </table:table-cell>
          <table:table-cell table:formula="of:=[.E64]/24" office:value-type="float" office:value="0">
            <text:p>0</text:p>
          </table:table-cell>
          <table:table-cell table:formula="of:=[.F64]/21" office:value-type="float" office:value="0">
            <text:p>0</text:p>
          </table:table-cell>
          <table:table-cell/>
          <table:table-cell table:style-name="ce2" table:formula="of:=SUM([.H65:.H89])" office:value-type="float" office:value="17352.1739130435">
            <text:p>17352.173913043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7/19/2016</text:date>, <text:time>11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9T11:19:54</dc:date>
    <meta:editing-duration>P8DT17H7M28S</meta:editing-duration>
    <meta:editing-cycles>2822</meta:editing-cycles>
    <meta:generator>OpenOffice/4.1.2$Unix OpenOffice.org_project/412m3$Build-9782</meta:generator>
    <meta:document-statistic meta:table-count="16" meta:cell-count="7281" meta:object-count="0"/>
  </office:meta>
</office:document-meta>
</file>